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D0000001ABF62597609AFE5FE.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21acbf"/>
    </style:style>
    <style:style style:name="P5" style:family="paragraph" style:parent-style-name="Text_20_body">
      <style:text-properties officeooo:rsid="00191ecf" officeooo:paragraph-rsid="00191ecf"/>
    </style:style>
    <style:style style:name="P6" style:family="paragraph" style:parent-style-name="Text_20_body">
      <style:text-properties officeooo:paragraph-rsid="00191ecf"/>
    </style:style>
    <style:style style:name="P7" style:family="paragraph" style:parent-style-name="Text_20_body">
      <style:text-properties officeooo:rsid="001aa8fc" officeooo:paragraph-rsid="001aa8fc"/>
    </style:style>
    <style:style style:name="P8" style:family="paragraph" style:parent-style-name="Text_20_body">
      <style:text-properties officeooo:rsid="001ab2df" officeooo:paragraph-rsid="001ab2df"/>
    </style:style>
    <style:style style:name="P9" style:family="paragraph" style:parent-style-name="Text_20_body">
      <style:text-properties officeooo:rsid="001b438a" officeooo:paragraph-rsid="001b438a"/>
    </style:style>
    <style:style style:name="P10" style:family="paragraph" style:parent-style-name="Text_20_body">
      <style:text-properties officeooo:paragraph-rsid="001b438a"/>
    </style:style>
    <style:style style:name="P11" style:family="paragraph" style:parent-style-name="Text_20_body">
      <style:text-properties officeooo:rsid="001fc798" officeooo:paragraph-rsid="001fc798"/>
    </style:style>
    <style:style style:name="P12" style:family="paragraph" style:parent-style-name="Text_20_body">
      <style:text-properties officeooo:rsid="001fc798" officeooo:paragraph-rsid="0021acbf"/>
    </style:style>
    <style:style style:name="P13" style:family="paragraph" style:parent-style-name="Text_20_body">
      <style:text-properties officeooo:paragraph-rsid="0021acbf"/>
    </style:style>
    <style:style style:name="P14" style:family="paragraph" style:parent-style-name="Text_20_body">
      <style:text-properties officeooo:rsid="002613f4" officeooo:paragraph-rsid="002613f4"/>
    </style:style>
    <style:style style:name="P15" style:family="paragraph" style:parent-style-name="Text_20_body">
      <style:text-properties officeooo:rsid="00277812" officeooo:paragraph-rsid="00277812"/>
    </style:style>
    <style:style style:name="P16" style:family="paragraph" style:parent-style-name="Text_20_body">
      <style:text-properties officeooo:rsid="00296d63" officeooo:paragraph-rsid="00296d63"/>
    </style:style>
    <style:style style:name="P17" style:family="paragraph" style:parent-style-name="List_20_Contents">
      <style:text-properties officeooo:paragraph-rsid="00277812"/>
    </style:style>
    <style:style style:name="P18" style:family="paragraph" style:parent-style-name="Source_20_Code">
      <style:text-properties officeooo:paragraph-rsid="0021acbf"/>
    </style:style>
    <style:style style:name="P19" style:family="paragraph" style:parent-style-name="Subtitle">
      <style:text-properties style:font-name="Chivo Black" fo:font-size="18pt" fo:font-style="normal" fo:font-weight="bold" officeooo:rsid="0021acbf" officeooo:paragraph-rsid="0021acbf" fo:background-color="transparent" style:font-name-asian="Microsoft YaHei" style:font-size-asian="18pt" style:language-asian="zxx" style:country-asian="none" style:font-weight-asian="bold" style:font-name-complex="Mangal" style:font-size-complex="18pt" style:language-complex="zxx" style:country-complex="none" style:font-weight-complex="bold"/>
    </style:style>
    <style:style style:name="P20" style:family="paragraph" style:parent-style-name="Text_20_body">
      <style:text-properties officeooo:rsid="0021acbf" officeooo:paragraph-rsid="0021acbf"/>
    </style:style>
    <style:style style:name="P21" style:family="paragraph" style:parent-style-name="Title" style:master-page-name="Standard">
      <style:paragraph-properties style:page-number="auto"/>
      <style:text-properties officeooo:rsid="00191ecf" officeooo:paragraph-rsid="00191ecf"/>
    </style:style>
    <style:style style:name="P22" style:family="paragraph" style:parent-style-name="Footer">
      <style:text-properties officeooo:rsid="000b2ba5" officeooo:paragraph-rsid="002ec0d7"/>
    </style:style>
    <style:style style:name="P23" style:family="paragraph" style:parent-style-name="Footer">
      <style:text-properties officeooo:paragraph-rsid="0021acbf"/>
    </style:style>
    <style:style style:name="P24" style:family="paragraph" style:parent-style-name="Heading_20_1">
      <style:text-properties officeooo:rsid="00191ecf" officeooo:paragraph-rsid="00191ecf"/>
    </style:style>
    <style:style style:name="P25" style:family="paragraph" style:parent-style-name="Heading_20_2">
      <style:text-properties officeooo:rsid="001b438a" officeooo:paragraph-rsid="001b438a"/>
    </style:style>
    <style:style style:name="P26" style:family="paragraph" style:parent-style-name="Heading_20_3">
      <style:text-properties style:font-name="Chivo Black" fo:font-size="14.1000003814697pt" fo:font-style="normal" fo:font-weight="normal" officeooo:rsid="001deb01" officeooo:paragraph-rsid="001deb01" fo:background-color="transparent"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P27" style:family="paragraph" style:parent-style-name="Heading_20_3">
      <style:text-properties officeooo:rsid="0021acbf" officeooo:paragraph-rsid="0021acbf"/>
    </style:style>
    <style:style style:name="P28" style:family="paragraph" style:parent-style-name="Heading_20_3">
      <style:text-properties officeooo:rsid="002f2b2c" officeooo:paragraph-rsid="002f2b2c"/>
    </style:style>
    <style:style style:name="P29" style:family="paragraph" style:parent-style-name="List_20_Contents">
      <style:text-properties officeooo:rsid="002f2b2c" officeooo:paragraph-rsid="002f2b2c"/>
    </style:style>
    <style:style style:name="P30" style:family="paragraph" style:parent-style-name="Viñeta_20_punto" style:list-style-name="List_20_1">
      <style:text-properties officeooo:paragraph-rsid="001ab2df"/>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1aa8fc" style:font-size-asian="10.5pt"/>
    </style:style>
    <style:style style:name="T5" style:family="text">
      <style:text-properties style:font-name="Fabrikat" fo:font-size="13pt" officeooo:rsid="001ab2df" style:font-size-asian="10.5pt"/>
    </style:style>
    <style:style style:name="T6" style:family="text">
      <style:text-properties style:font-name="Fabrikat" fo:font-size="13pt" officeooo:rsid="001b438a" style:font-size-asian="10.5pt"/>
    </style:style>
    <style:style style:name="T7" style:family="text">
      <style:text-properties style:font-name="Fabrikat" fo:font-size="13pt" officeooo:rsid="001bc62a" style:font-size-asian="10.5pt"/>
    </style:style>
    <style:style style:name="T8" style:family="text">
      <style:text-properties style:font-name="Fabrikat" fo:font-size="13pt" officeooo:rsid="001deb01" style:font-size-asian="10.5pt"/>
    </style:style>
    <style:style style:name="T9" style:family="text">
      <style:text-properties style:font-name="Fabrikat" fo:font-size="13pt" officeooo:rsid="001fc798" style:font-size-asian="10.5pt"/>
    </style:style>
    <style:style style:name="T10" style:family="text">
      <style:text-properties style:font-name="Fabrikat" fo:font-size="13pt" officeooo:rsid="00296d63" style:font-size-asian="10.5pt"/>
    </style:style>
    <style:style style:name="T11" style:family="text">
      <style:text-properties officeooo:rsid="003b54cc"/>
    </style:style>
    <style:style style:name="T12" style:family="text">
      <style:text-properties officeooo:rsid="0012abe4"/>
    </style:style>
    <style:style style:name="T13" style:family="text">
      <style:text-properties officeooo:rsid="003fd78e"/>
    </style:style>
    <style:style style:name="T14" style:family="text">
      <style:text-properties officeooo:rsid="00191ecf"/>
    </style:style>
    <style:style style:name="T15" style:family="text">
      <style:text-properties officeooo:rsid="001aa8fc"/>
    </style:style>
    <style:style style:name="T16" style:family="text">
      <style:text-properties officeooo:rsid="001ab2df"/>
    </style:style>
    <style:style style:name="T17" style:family="text">
      <style:text-properties officeooo:rsid="001b438a"/>
    </style:style>
    <style:style style:name="T18" style:family="text">
      <style:text-properties style:font-name="Chivo Black" fo:font-size="18.2000007629395pt" fo:font-style="normal" fo:font-weight="bold" officeooo:rsid="001b438a" fo:background-color="transparent" loext:char-shading-value="0"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19" style:family="text">
      <style:text-properties style:font-name="Chivo Black" fo:font-size="28pt" fo:font-style="normal" fo:font-weight="bold" officeooo:rsid="002c221f" fo:background-color="transparent" loext:char-shading-value="0" style:font-name-asian="Microsoft YaHei" style:font-size-asian="28pt" style:language-asian="zxx" style:country-asian="none" style:font-weight-asian="bold" style:font-name-complex="Mangal" style:font-size-complex="28pt" style:language-complex="zxx" style:country-complex="none" style:font-weight-complex="bold"/>
    </style:style>
    <style:style style:name="T20" style:family="text">
      <style:text-properties officeooo:rsid="001bc62a"/>
    </style:style>
    <style:style style:name="T21" style:family="text">
      <style:text-properties fo:font-size="13pt" style:font-size-asian="10.5pt"/>
    </style:style>
    <style:style style:name="T22" style:family="text">
      <style:text-properties fo:font-size="13pt" officeooo:rsid="001bc62a" style:font-size-asian="10.5pt"/>
    </style:style>
    <style:style style:name="T23" style:family="text">
      <style:text-properties fo:font-size="13pt" officeooo:rsid="001deb01" style:font-size-asian="10.5pt"/>
    </style:style>
    <style:style style:name="T24" style:family="text">
      <style:text-properties fo:font-size="13pt" officeooo:rsid="001fc798" style:font-size-asian="10.5pt"/>
    </style:style>
    <style:style style:name="T25" style:family="text">
      <style:text-properties officeooo:rsid="001deb01"/>
    </style:style>
    <style:style style:name="T26" style:family="text">
      <style:text-properties officeooo:rsid="001fc798"/>
    </style:style>
    <style:style style:name="T27" style:family="text">
      <style:text-properties style:font-name="Droid Sans Mono" fo:font-size="10pt" fo:font-style="normal" fo:font-weight="normal" officeooo:rsid="001fc798" style:font-name-asian="WenQuanYi Zen Hei Mono" style:font-size-asian="10pt" style:font-weight-asian="normal" style:font-name-complex="Lohit Devanagari" style:font-size-complex="10pt"/>
    </style:style>
    <style:style style:name="T28" style:family="text">
      <style:text-properties style:font-name="Droid Sans Mono" fo:font-size="10pt" fo:font-style="normal" officeooo:rsid="0021acbf" style:font-name-asian="WenQuanYi Zen Hei Mono" style:font-size-asian="10pt" style:font-name-complex="Lohit Devanagari" style:font-size-complex="10pt"/>
    </style:style>
    <style:style style:name="T29" style:family="text">
      <style:text-properties officeooo:rsid="0021acbf"/>
    </style:style>
    <style:style style:name="T30" style:family="text">
      <style:text-properties officeooo:rsid="00277812"/>
    </style:style>
    <style:style style:name="T31" style:family="text">
      <style:text-properties officeooo:rsid="00296d63"/>
    </style:style>
    <style:style style:name="T32" style:family="text">
      <style:text-properties officeooo:rsid="002ac7bb"/>
    </style:style>
    <style:style style:name="T33" style:family="text">
      <style:text-properties officeooo:rsid="002c221f"/>
    </style:style>
    <style:style style:name="T34" style:family="text">
      <style:text-properties officeooo:rsid="00307917"/>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9">Guía de campo</text:span> <text:span text:style-name="Gris">grep</text:span></text:p>
      <text:p text:style-name="P19">Y <text:span text:style-name="Emphasis"><text:span text:style-name="T33">un poco</text:span></text:span><text:span text:style-name="T33"> de </text:span>expresiones regulares</text:p>
      <text:p text:style-name="P20">Autor: Martín René Vilugrón – mrvilugron@unrn.edu.ar</text:p>
      <text:p text:style-name="P12">Como siempre, podemos consultar con el manual manual: <text:a xlink:type="simple" xlink:href="https://www.gnu.org/software/grep/manual/grep.html" text:style-name="Internet_20_link" text:visited-style-name="Visited_20_Internet_20_Link">https://www.gnu.org/software/grep/manual/grep.html</text:a></text:p>
      <text:p text:style-name="P12">Pueden usar la herramienta <text:a xlink:type="simple" xlink:href="https://regexr.com/" text:style-name="Internet_20_link" text:visited-style-name="Visited_20_Internet_20_Link">https://regexr.com/</text:a> para probar las expresiones y obtener una ayuda visual m<text:span text:style-name="T29">ás</text:span> completa.</text:p>
      <text:p text:style-name="P20">Tengan en cuenta que existen múltiples dialectos de expresiones regulares por lo que va a ser necesario probar antes de usar.</text:p>
      <text:p text:style-name="P12">Esta gu<text:span text:style-name="T2">ía</text:span> no cubre otros aspectos de las <text:span text:style-name="T29">expresiones regulares</text:span> no cubiertos por grep, como la posibilidad de agrupar para substituir partes en una coincidencia múltiple <text:span text:style-name="T29">que es utilizada en herramientas como editores de texto.</text:span></text:p>
      <text:h text:style-name="P24" text:outline-level="1"><text:span text:style-name="T26">Uso b</text:span>ase</text:h>
      <text:p text:style-name="P6"><text:span text:style-name="Example"><text:span text:style-name="T14">grep</text:span></text:span><text:span text:style-name="T14"> es una herramienta para buscar dentro de </text:span><text:span text:style-name="T4">una</text:span><text:span text:style-name="T14"> entrada </text:span><text:span text:style-name="T15">y estos </text:span>son <text:span text:style-name="T15">sus </text:span>tres conceptos clave:</text:p>
      <text:list xml:id="list3093932651" text:style-name="Numbering_20_IVX">
        <text:list-item>
          <text:p text:style-name="Romanos">Primero le <text:span text:style-name="T14">indicas que estas buscando, </text:span>seguido de<text:span text:style-name="T14">l el lugar en donde se </text:span>está buscando.</text:p>
        </text:list-item>
        <text:list-item>
          <text:p text:style-name="Romanos">De forma predeterminada, busca por línea y devuelve aquellas líneas que contienen lo que buscó.</text:p>
        </text:list-item>
        <text:list-item>
          <text:p text:style-name="Romanos">También <text:span text:style-name="T14">es posible alimentarlo vía </text:span><text:span text:style-name="Example">STDIN</text:span></text:p>
        </text:list-item>
      </text:list>
      <text:p text:style-name="P5">Entonces, si tenemos un archivo llamado <text:span text:style-name="Example">nombres.txt</text:span>:</text:p>
      <text:p text:style-name="Source_20_Code"><text:span text:style-name="T15">$&gt; </text:span>cat nombres.txt</text:p>
      <text:p text:style-name="Source_20_Code">Sarah</text:p>
      <text:p text:style-name="Source_20_Code">John</text:p>
      <text:p text:style-name="Source_20_Code">Michael</text:p>
      <text:p text:style-name="Source_20_Code"><text:soft-page-break/>Stewart</text:p>
      <text:p text:style-name="Source_20_Code">Christina</text:p>
      <text:p text:style-name="P7">podemos buscar dentro de la siguiente manera:</text:p>
      <text:p text:style-name="Source_20_Code">$&gt; grep John nombres.txt</text:p>
      <text:p text:style-name="P7">y esto retorna una sola linea (y en Ubuntu, marcada de color rojo)</text:p>
      <text:p text:style-name="Source_20_Code">John</text:p>
      <text:p text:style-name="P7">Esto es también posible hacerlo via <text:span text:style-name="Example">STDIN</text:span></text:p>
      <text:p text:style-name="Source_20_Code">cat nombres.txt | grep John</text:p>
      <text:p text:style-name="P7">y obtendríamos el mismo resultado</text:p>
      <text:p text:style-name="Source_20_Code">John</text:p>
      <text:h text:style-name="Heading_20_2" text:outline-level="2">Opciones</text:h>
      <text:p text:style-name="P8">Eso fue el uso básico; ahora vamos con algunas opciones</text:p>
      <text:list xml:id="list1476905733" text:style-name="List_20_1">
        <text:list-item>
          <text:p text:style-name="Viñeta_20_punto"><text:span text:style-name="Example">-</text:span><text:span text:style-name="Example"><text:span text:style-name="T16">i</text:span></text:span><text:span text:style-name="T16"> :ignorar si es mayúscula o minúscula (case insensitive)</text:span></text:p>
        </text:list-item>
        <text:list-item>
          <text:p text:style-name="Viñeta_20_punto"><text:span text:style-name="Example">-</text:span><text:span text:style-name="Example"><text:span text:style-name="T16">v</text:span></text:span><text:span text:style-name="T16"> :invertir la coincidencia, mostrando lo que no coincide.</text:span></text:p>
        </text:list-item>
        <text:list-item>
          <text:p text:style-name="Viñeta_20_punto"><text:span text:style-name="Example">-</text:span><text:span text:style-name="Example"><text:span text:style-name="T16">c</text:span></text:span><text:span text:style-name="T16"> :muestra cuantas veces fue encontrado</text:span></text:p>
        </text:list-item>
        <text:list-item>
          <text:p text:style-name="Viñeta_20_punto"><text:span text:style-name="Example">-</text:span><text:span text:style-name="Example"><text:span text:style-name="T16">x</text:span></text:span><text:span text:style-name="T16"> :solo coincidencias exactas</text:span></text:p>
        </text:list-item>
        <text:list-item>
          <text:p text:style-name="Viñeta_20_punto"><text:span text:style-name="Example">-</text:span><text:span text:style-name="Example"><text:span text:style-name="T16">E</text:span></text:span><text:span text:style-name="T16"> :usar expresiones regulares extendidas (más formas de armar patrones disponibles)</text:span></text:p>
        </text:list-item>
        <text:list-item>
          <text:p text:style-name="Viñeta_20_punto"><text:span text:style-name="Example">-</text:span><text:span text:style-name="Example"><text:span text:style-name="T16">F</text:span></text:span><text:span text:style-name="T16"> :no usar expresiones regulare, interpretar literalmente el patrón.</text:span></text:p>
        </text:list-item>
        <text:list-item>
          <text:p text:style-name="Viñeta_20_punto"><text:span text:style-name="Example">-</text:span><text:span text:style-name="Example"><text:span text:style-name="T16">f</text:span></text:span><text:span text:style-name="T16"> :</text:span><text:span text:style-name="T5">cargar patrones de un archivo</text:span></text:p>
        </text:list-item>
        <text:list-item>
          <text:p text:style-name="Viñeta_20_punto"><text:span text:style-name="Example">-</text:span><text:span text:style-name="Example"><text:span text:style-name="T16">H</text:span></text:span><text:span text:style-name="T16"> :mostrar el nombre de archivo de cada coincidencia.</text:span></text:p>
        </text:list-item>
        <text:list-item>
          <text:p text:style-name="Viñeta_20_punto"><text:span text:style-name="Example">-</text:span><text:span text:style-name="Example"><text:span text:style-name="T16">m numero</text:span></text:span><text:span text:style-name="T16">:detener la búsqueda luego de </text:span><text:span text:style-name="Example"><text:span text:style-name="T16">numero</text:span></text:span><text:span text:style-name="T16"> veces de ser encontrado.</text:span></text:p>
        </text:list-item>
        <text:list-item>
          <text:p text:style-name="Viñeta_20_punto"><text:span text:style-name="Example">-</text:span><text:span text:style-name="Example"><text:span text:style-name="T16">n</text:span></text:span><text:span text:style-name="T16"> : mostrar el numero de linea de la coincidencia.</text:span></text:p>
        </text:list-item>
        <text:list-item>
          <text:p text:style-name="Viñeta_20_punto"><text:span text:style-name="Example">-</text:span><text:span text:style-name="Example"><text:span text:style-name="T16">q</text:span></text:span><text:span text:style-name="T16"> : no mostrar nada, pero sale con estado 0 si no fue encontrado. (verificar la variable $0)</text:span></text:p>
        </text:list-item>
        <text:list-item>
          <text:p text:style-name="P30"><text:span text:style-name="Example">-</text:span><text:span text:style-name="Example"><text:span text:style-name="T16">A lineas</text:span></text:span><text:span text:style-name="T16">: mostrar </text:span><text:span text:style-name="Example"><text:span text:style-name="T16">lineas</text:span></text:span><text:span text:style-name="T16"> antes de la coincidencia.</text:span></text:p>
        </text:list-item>
        <text:list-item>
          <text:p text:style-name="P30"><text:span text:style-name="Example">-</text:span><text:span text:style-name="Example"><text:span text:style-name="T16">B lineas</text:span></text:span><text:span text:style-name="T16">: mostrar </text:span><text:span text:style-name="Example"><text:span text:style-name="T16">lineas</text:span></text:span><text:span text:style-name="T16"> despu</text:span><text:span text:style-name="T5">é</text:span><text:span text:style-name="T16">s de la coincidencia.</text:span></text:p>
        </text:list-item>
        <text:list-item>
          <text:p text:style-name="P30"><text:span text:style-name="Example">-</text:span><text:span text:style-name="Example"><text:span text:style-name="T16">o</text:span></text:span><text:span text:style-name="T16"> :mostrar solo lo que coincide de la linea.</text:span></text:p>
        </text:list-item>
        <text:list-item>
          <text:p text:style-name="P30"><text:span text:style-name="Example">-</text:span><text:span text:style-name="Example"><text:span text:style-name="T16">w</text:span></text:span><text:span text:style-name="T16"> :encontrar coincidencias </text:span><text:span text:style-name="T17">de la palabra completa</text:span><text:span text:style-name="T16"> rodeada de espacios</text:span></text:p>
        </text:list-item>
        <text:list-item>
          <text:p text:style-name="P30"><text:soft-page-break/><text:span text:style-name="Example">--</text:span><text:span text:style-name="Example"><text:span text:style-name="T17">color</text:span></text:span><text:span text:style-name="T17"> :usar color en las salidas</text:span></text:p>
        </text:list-item>
      </text:list>
      <text:h text:style-name="Heading_20_1" text:outline-level="1">Usando expresiones regulares <text:span text:style-name="T17">(</text:span><text:span text:style-name="T18">R</text:span><text:span text:style-name="T17">eg</text:span><text:span text:style-name="T18">E</text:span><text:span text:style-name="T17">x)</text:span></text:h>
      <text:p text:style-name="P9">Ademas de buscar palabras exactas, grep puede hacer uso de Expresiones Regulares, que es una forma de expresar patrones de texto.</text:p>
      <text:p text:style-name="P9">Las expresiones regulares se encuentran presentes en editores de textos e incluso en planillas de calculo últimamente.</text:p>
      <text:h text:style-name="P25" text:outline-level="2">Componentes de una RegEx</text:h>
      <text:h text:style-name="Heading_20_3" text:outline-level="3">Secuencia de escap<text:span text:style-name="T25">e</text:span></text:h>
      <text:p text:style-name="P10"><text:span text:style-name="Example"><text:span text:style-name="T17">\</text:span></text:span> <text:span text:style-name="T17">tomar literalmente el carácter siguiente, para separar los caracteres que se usan en la RegEx misma de lo que uno quiere expresar; para una coincidencia con </text:span><text:span text:style-name="Example"><text:span text:style-name="T17">\</text:span></text:span><text:span text:style-name="T17">, es necesario usar </text:span><text:span text:style-name="Example"><text:span text:style-name="T17">\\</text:span></text:span><text:span text:style-name="T17"> para evitar que la </text:span><text:span text:style-name="Example"><text:span text:style-name="T17">\</text:span></text:span><text:span text:style-name="T17"> sea tomada como indicación de tomar literalmente otro carácter. El otro uso tiene que ver con la indicación de caracteres no </text:span><text:span text:style-name="T6">directamente visibles</text:span><text:span text:style-name="T17">, como tabuladores (</text:span><text:span text:style-name="Example"><text:span text:style-name="T17">\t</text:span></text:span><text:span text:style-name="T17">), fines de linea; newline (</text:span><text:span text:style-name="Example"><text:span text:style-name="T17">\n</text:span></text:span><text:span text:style-name="T17">), retorno de carro (</text:span><text:span text:style-name="Example"><text:span text:style-name="T17">\r</text:span></text:span><text:span text:style-name="T17">), entre otros. Esto es conocido en Ingles como “Escape Sequence”. Tengan en cuenta que si es necesario que su patrón tenga coincidencias con cualquier carácter de de esta lista, tendrá que ser “escapado” con </text:span><text:span text:style-name="Example"><text:span text:style-name="T17">\</text:span></text:span><text:span text:style-name="T17">.</text:span></text:p>
      <text:h text:style-name="Heading_20_3" text:outline-level="3">Anclas:</text:h>
      <text:p text:style-name="List_20_Contents"><text:span text:style-name="Example">^</text:span> :coincide al inicio de una linea.</text:p>
      <text:p text:style-name="List_20_Contents"><text:span text:style-name="Example">$</text:span> :coincide al final de una linea</text:p>
      <text:p text:style-name="List_20_Contents"><text:span text:style-name="Example">\b</text:span> :coincidencia en los limites de una palabra. En <text:span text:style-name="Example"><text:span text:style-name="T21">pas</text:span></text:span><text:span text:style-name="Example">a</text:span>, <text:span text:style-name="Example">a\b</text:span> coincide con la segunda <text:span text:style-name="Example">a</text:span>, no con la primera.</text:p>
      <text:p text:style-name="List_20_Contents"><text:span text:style-name="Example">\B</text:span> :coincidencia interna en una palabra. En <text:span text:style-name="Example">masa</text:span>, <text:span text:style-name="Example">a\B</text:span> coincide con la primera <text:span text:style-name="Example">a</text:span> y no con la segunda.</text:p>
      <text:h text:style-name="P28" text:outline-level="3">Grupos de captura</text:h>
      <text:p text:style-name="P29"><text:span text:style-name="Example">(</text:span> y <text:span text:style-name="Example">)</text:span> Esto crea un grupo que será usado repetir la búsqueda en otro lugar del patr<text:span text:style-name="T2">ó</text:span>n. Como es posible crear mas de un grupo, estos se referencian por número, a partir del paréntesis más a la izquierda y van hacia la derecha. <text:span text:style-name="T2">E</text:span>s posible crear un grupo dentro de otro.</text:p>
      <text:p text:style-name="P29"><text:soft-page-break/><text:span text:style-name="Example">\n</text:span> Siendo n el número del grupo de captura <text:span text:style-name="T34">del 1 al 9</text:span>, al usarlo, estamos indicando que estamos buscando lo que se encontró en el patrón de captura en otro lugar, repetitiendo la búsqueda <text:span text:style-name="T34">en otro lugar</text:span>.</text:p>
      <text:h text:style-name="Heading_20_3" text:outline-level="3">Conjuntos</text:h>
      <text:p text:style-name="List_20_Contents"><text:span text:style-name="Example">[ ]</text:span>: <text:span text:style-name="T2">conjunto</text:span> de caracteres individuales; coinciden los caracteres individuales que est<text:span text:style-name="T2">á</text:span>n indicados. <text:span text:style-name="T7">P</text:span><text:span text:style-name="T20">or ejemplo:</text:span> <text:span text:style-name="Example">[a</text:span><text:span text:style-name="Example"><text:span text:style-name="T20">bcd</text:span></text:span><text:span text:style-name="Example">e]</text:span> coincide <text:span text:style-name="Example">a</text:span>, <text:span text:style-name="Example">b</text:span>, <text:span text:style-name="Example">c</text:span>, <text:span text:style-name="Example">d</text:span> y <text:span text:style-name="Example">e</text:span>.</text:p>
      <text:p text:style-name="List_20_Contents"><text:span text:style-name="Example">[^]</text:span> : negación de <text:span text:style-name="T2">conjunto </text:span>de caracteres; coinciden los caracteres que no est<text:span text:style-name="T2">á</text:span>n indicados.</text:p>
      <text:p text:style-name="List_20_Contents"><text:span text:style-name="Example"><text:span text:style-name="T17">- </text:span></text:span><text:span text:style-name="T17">(guion): El guion indica rango en un conjunto de caracteres, por ejemplo </text:span><text:span text:style-name="Example"><text:span text:style-name="T17">[a-e]</text:span></text:span><text:span text:style-name="T17"> coincide </text:span><text:span text:style-name="Example"><text:span text:style-name="T17">a</text:span></text:span><text:span text:style-name="T17">, </text:span><text:span text:style-name="Example"><text:span text:style-name="T17">b</text:span></text:span><text:span text:style-name="T17">, </text:span><text:span text:style-name="Example"><text:span text:style-name="T17">c</text:span></text:span><text:span text:style-name="T17">, </text:span><text:span text:style-name="Example"><text:span text:style-name="T17">d</text:span></text:span><text:span text:style-name="T17"> y </text:span><text:span text:style-name="Example"><text:span text:style-name="T17">e</text:span></text:span><text:span text:style-name="T17">. <text:s/>(es posible combinarlo con la negación. Se pueden usar múltiples conjuntos con rango. </text:span><text:span text:style-name="Example"><text:span text:style-name="T17">[a-cf-</text:span></text:span><text:span text:style-name="Example"><text:span text:style-name="T22">h</text:span></text:span><text:span text:style-name="Example"><text:span text:style-name="T17">]</text:span></text:span><text:span text:style-name="T17"> </text:span><text:span text:style-name="T20">para </text:span><text:span text:style-name="Example"><text:span text:style-name="T20">a</text:span></text:span><text:span text:style-name="T20">, </text:span><text:span text:style-name="Example"><text:span text:style-name="T20">b</text:span></text:span><text:span text:style-name="T20">, </text:span><text:span text:style-name="Example"><text:span text:style-name="T20">c</text:span></text:span><text:span text:style-name="T20">, </text:span><text:span text:style-name="Example"><text:span text:style-name="T20">f</text:span></text:span><text:span text:style-name="T20">, </text:span><text:span text:style-name="Example"><text:span text:style-name="T20">g</text:span></text:span><text:span text:style-name="T20"> y </text:span><text:span text:style-name="Example"><text:span text:style-name="T20">h</text:span></text:span>.</text:p>
      <text:p text:style-name="List_20_Contents"><text:span text:style-name="Example">.</text:span> :coincide con cualquier carácter (menos el de fin de linea)</text:p>
      <text:h text:style-name="P26" text:outline-level="3">Cuantificadores y alternaciones</text:h>
      <text:p text:style-name="List_20_Contents"><text:span text:style-name="Example">+</text:span> :repite uno o mas la coincidencia de lo inmediatamente a la izquierda.</text:p>
      <text:p text:style-name="List_20_Contents"><text:span text:style-name="Example">*</text:span> :repite cero o mas la coincidencia de lo inmediatamente a la izquierda.</text:p>
      <text:p text:style-name="List_20_Contents"><text:span text:style-name="Example">{x,y}</text:span> :coincide entre <text:span text:style-name="Example">x</text:span> e <text:span text:style-name="Example">y</text:span> veces lo inmediatamente a la izquierda. <text:span text:style-name="Example">A{1,3}</text:span> coincide <text:span text:style-name="Example">A</text:span>, <text:span text:style-name="Example">AA</text:span>, <text:span text:style-name="Example">AAA</text:span></text:p>
      <text:p text:style-name="List_20_Contents"><text:span text:style-name="Example">{x}</text:span> :coincide exactamente <text:span text:style-name="Example">x</text:span> veces lo inmediatamente a la izquierda. <text:span text:style-name="Example">A{3}</text:span> coincide <text:span text:style-name="Example">AAA</text:span></text:p>
      <text:p text:style-name="List_20_Contents"><text:span text:style-name="Example">{x,}</text:span> :coincide <text:span text:style-name="T2">mas de </text:span><text:span text:style-name="Example"><text:span text:style-name="T21">x</text:span></text:span> veces lo inmediatamente a la izquierda. <text:span text:style-name="Example">A{1,}</text:span> coincide <text:span text:style-name="Example">A</text:span>, <text:span text:style-name="Example">AA</text:span>, <text:span text:style-name="Example">AAA</text:span>, <text:span text:style-name="Example">AAAA</text:span>, etc.</text:p>
      <text:p text:style-name="List_20_Contents"><text:span text:style-name="Example">|</text:span> : coincide uno u otro; por ejemplo, <text:span text:style-name="Example">ab|ba</text:span> coincide <text:span text:style-name="Example">ab</text:span> o <text:span text:style-name="Example">ba</text:span>.</text:p>
      <text:h text:style-name="Heading_20_2" text:outline-level="2"><text:a xlink:type="simple" xlink:href="https://www.gnu.org/software/grep/manual/html_node/Character-Classes-and-Bracket-Expressions.html#Character-Classes-and-Bracket-Expressions" text:style-name="Internet_20_link" text:visited-style-name="Visited_20_Internet_20_Link">Conjuntos predefinidos</text:a></text:h>
      <text:p text:style-name="P17"><text:span text:style-name="Example">[[:alnum:]]</text:span>: <text:span text:style-name="T25">cualquier carácter alfanumérico, equivale a [a-zA-Z0-9]</text:span></text:p>
      <text:p text:style-name="P17"><text:span text:style-name="Example">[[:alpha:]]</text:span>: <text:span text:style-name="T25">cualquier carácter alfab</text:span><text:span text:style-name="T8">é</text:span><text:span text:style-name="T25">tico, <text:s/>equivale a [a-zA-Z]</text:span></text:p>
      <text:p text:style-name="P17"><text:span text:style-name="Example">[[:contrl:]]</text:span>: <text:span text:style-name="T25">cualquier carácter de control</text:span></text:p>
      <text:p text:style-name="P17"><text:span text:style-name="Example">[[:digit:]]</text:span>: <text:span text:style-name="T8">cualquier número, equivale a [0-9]</text:span></text:p>
      <text:p text:style-name="P17"><text:span text:style-name="Example"><text:span text:style-name="T23">[[:</text:span></text:span><text:span text:style-name="Example"><text:span text:style-name="T24">x</text:span></text:span><text:span text:style-name="Example"><text:span text:style-name="T23">digit:]]</text:span></text:span><text:span text:style-name="T8">: cualquier número </text:span><text:span text:style-name="T9">hexadecimal</text:span><text:span text:style-name="T8">, equivale a [0-9</text:span><text:span text:style-name="T9">a-f</text:span><text:span text:style-name="T8">]</text:span></text:p>
      <text:p text:style-name="P17"><text:span text:style-name="Example">[[:lower:]]</text:span>: <text:span text:style-name="T8">cualquier carácter en minúscula, equivale a [a-z]</text:span></text:p>
      <text:p text:style-name="P17"><text:span text:style-name="Example"><text:span text:style-name="T23">[[:upper:]]</text:span></text:span><text:span text:style-name="T8">: cualquier carácter en mayúscula, equivale a [A-Z]</text:span></text:p>
      <text:p text:style-name="P17"><text:span text:style-name="Example">[[:print:]]</text:span>: <text:span text:style-name="T8">cualquier carácter que se pueda imprimir.</text:span></text:p>
      <text:p text:style-name="P17"><text:span text:style-name="Example">[[:space:]]</text:span>: <text:span text:style-name="T25">cualquier carácter de espacio, incluyendo newline, tabuladores, espacios y otros.</text:span></text:p>
      <text:h text:style-name="Heading_20_2" text:outline-level="2"><text:soft-page-break/>Ejemplos</text:h>
      <text:p text:style-name="Text_20_body">Con el archivo:</text:p>
      <text:p text:style-name="Source_20_Code">$&gt;cat <text:span text:style-name="T27">archivo</text:span>.txt</text:p>
      <text:p text:style-name="P11">Que contiene:</text:p>
      <text:p text:style-name="Source_20_Code">Stewart</text:p>
      <text:p text:style-name="Source_20_Code">Christina</text:p>
      <text:p text:style-name="Source_20_Code">- 441</text:p>
      <text:p text:style-name="Source_20_Code">&lt;a href="https://www.google.com"&gt;Google&lt;/a&gt;</text:p>
      <text:p text:style-name="Source_20_Code"><text:span text:style-name="Example"><text:s/></text:span>Jill</text:p>
      <text:p text:style-name="Source_20_Code">54r4h</text:p>
      <text:p text:style-name="Source_20_Code">Shazbot123</text:p>
      <text:p text:style-name="Source_20_Code">lll</text:p>
      <text:p text:style-name="Source_20_Code">221</text:p>
      <text:p text:style-name="Source_20_Code">Item 1, Item 2, Item 3</text:p>
      <text:p text:style-name="Source_20_Code">TABS <text:s text:c="3"/>TABS <text:s text:c="3"/>TABS</text:p>
      <text:h text:style-name="Heading_20_3" text:outline-level="3">Insensible a mayúsculas y minúsculas</text:h>
      <text:p text:style-name="Source_20_Code"><text:span text:style-name="T29">$&gt;</text:span>grep <text:span text:style-name="Strong_20_Emphasis">-i</text:span> jill archivo.txt</text:p>
      <text:p text:style-name="Text_20_body">obtenemos</text:p>
      <text:p text:style-name="Source_20_Code"><text:span text:style-name="Example"><text:s/></text:span>Jill</text:p>
      <text:h text:style-name="P27" text:outline-level="3">Obteniendo lo que no coincide</text:h>
      <text:p text:style-name="P18"><text:span text:style-name="T29">$&gt;</text:span>grep <text:span text:style-name="Strong_20_Emphasis">-</text:span><text:span text:style-name="Strong_20_Emphasis"><text:span text:style-name="T28">v</text:span></text:span> jill archivo.txt</text:p>
      <text:p text:style-name="P13">obtenemos</text:p>
      <text:p text:style-name="P18">Stewart</text:p>
      <text:p text:style-name="P18">Christina</text:p>
      <text:p text:style-name="P18"><text:soft-page-break/>- 441</text:p>
      <text:p text:style-name="P18">&lt;a href="https://www.google.com"&gt;Google&lt;/a&gt;</text:p>
      <text:p text:style-name="P18">54r4h</text:p>
      <text:p text:style-name="P18">Shazbot123</text:p>
      <text:p text:style-name="P18">lll</text:p>
      <text:p text:style-name="P18">221</text:p>
      <text:p text:style-name="P18">Item 1, Item 2, Item 3</text:p>
      <text:p text:style-name="P18">TABS <text:s text:c="3"/>TABS <text:s text:c="3"/>TABS</text:p>
      <text:h text:style-name="Heading_20_3" text:outline-level="3">Buscando en varios archivos</text:h>
      <text:p text:style-name="P14">Podemos buscar en varios archivos simultáneamente, simplemente utilizamos un glob para indicar el grupo de archivos.</text:p>
      <text:p text:style-name="P14">$&gt;grep -i <text:span text:style-name="T30">password archivo*.txt</text:span></text:p>
      <text:p text:style-name="P15">Nota: El glob archivo*.txt agrupará archivo1.txt, archivo2.txt, archivo3.txt, etc.</text:p>
      <text:p text:style-name="P15">También es posible usar *.txt para buscar en todos los archivos que terminan en .txt. O usar directamente * para que busque en todos los archivos de la carpeta</text:p>
      <text:h text:style-name="Heading_20_3" text:outline-level="3">Buscar lineas que contengan números</text:h>
      <text:p text:style-name="P15">Acá podemos usar uno de los atajos de del conjunto [:digit:] predefinido.</text:p>
      <text:p text:style-name="Source_20_Code"><text:span text:style-name="T30">$&gt;</text:span>grep '[[:digit:]]' names.txt</text:p>
      <text:p text:style-name="P15">obtendremos</text:p>
      <text:p text:style-name="Source_20_Code"><text:s/>- 441</text:p>
      <text:p text:style-name="Source_20_Code">54r4h</text:p>
      <text:p text:style-name="Source_20_Code">Shazbot123</text:p>
      <text:p text:style-name="Source_20_Code">lll</text:p>
      <text:p text:style-name="Source_20_Code">221</text:p>
      <text:p text:style-name="Source_20_Code">Item 1, Item 2, Item 3</text:p>
      <text:h text:style-name="Heading_20_3" text:outline-level="3"><text:soft-page-break/>Buscar lineas que comiencen con números</text:h>
      <text:p text:style-name="P16">Podemos expresar este patrón utilizando el ancla ‘inicio de linea’ ^ seguido del conjunto de dígitos</text:p>
      <text:p text:style-name="Source_20_Code">$&gt;grep '^[[:digit:]]' <text:span text:style-name="T2">archivo</text:span>.txt</text:p>
      <text:p text:style-name="P16">obtendremos</text:p>
      <text:p text:style-name="Source_20_Code">54r4h</text:p>
      <text:p text:style-name="Source_20_Code">221</text:p>
      <text:h text:style-name="Heading_20_3" text:outline-level="3">Búsqueda exacta</text:h>
      <text:p text:style-name="P16">En este ejemplo, utilizamos un pipe para pasar un texto</text:p>
      <text:p text:style-name="Source_20_Code">$&gt;echo "Jason" | grep -x son</text:p>
      <text:p text:style-name="P16">Y no obtenemos nada, no hay coincidencias.</text:p>
      <text:p text:style-name="Source_20_Code"/>
      <text:h text:style-name="Heading_20_3" text:outline-level="3">Encontrar <text:span text:style-name="T31">direcciones IP</text:span></text:h>
      <text:p text:style-name="Source_20_Code"><text:span text:style-name="T31">$&gt;</text:span>grep '[0-9]{1,3}.[0-9]{1,3}.[0-9]{1,3}.[0-9]{1,3}' <text:span text:style-name="T10">direcciones</text:span>.txt</text:p>
      <text:p text:style-name="P16">obtenemos</text:p>
      <text:p text:style-name="Source_20_Code">23.44.124.67</text:p>
      <text:p text:style-name="Source_20_Code">172.16.23.1</text:p>
      <text:p text:style-name="Source_20_Code">10.10.2.21</text:p>
      <text:h text:style-name="Heading_20_3" text:outline-level="3">Mostrar lineas alrededor de la coincidencias</text:h>
      <text:p text:style-name="P16">Podemos usar -A para las lineas después</text:p>
      <text:p text:style-name="Source_20_Code">$&gt;grep -A 2 tres numeros.txt</text:p>
      <text:p text:style-name="P16">obtenemos</text:p>
      <text:p text:style-name="Source_20_Code"><text:soft-page-break/>tres</text:p>
      <text:p text:style-name="Source_20_Code">cuatro</text:p>
      <text:p text:style-name="Source_20_Code">cinco</text:p>
      <text:p text:style-name="P16">También podemos usar -B para las lineas antes, o -C para mostrar <text:span text:style-name="T32">lineas </text:span>antes y despu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1"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false" style:page-number="auto" fo:background-color="transparent" fo:padding="0.3cm" fo:border="0.06pt solid #000000" style:shadow="none" text:number-lines="false" text:line-number="1">
        <style:tab-stops/>
      </style:paragraph-properties>
      <style:text-properties style:font-name="Droid Sans Mono"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is" style:family="text">
      <style:text-properties fo:background-color="#cccccc"/>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21acbf"/>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3" fo:column-gap="1.101cm">
          <style:column style:rel-width="21845*" fo:start-indent="0cm" fo:end-indent="0.55cm"/>
          <style:column style:rel-width="21845*" fo:start-indent="0.55cm" fo:end-indent="0.55cm"/>
          <style:column style:rel-width="21845*" fo:start-indent="0.55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959871327808" text:id="ct93959871327808">
            <text:deletion>
              <office:change-info>
                <dc:creator>Martín René Vilugrón</dc:creator>
                <dc:date>2021-04-21T15:23:16</dc:date>
              </office:change-info>
              <text:p text:style-name="MP1"><text:span text:style-name="MT1">Taller de Informática y TICs</text:span></text:p>
            </text:deletion>
          </text:changed-region>
          <text:changed-region xml:id="ct93959871364592" text:id="ct93959871364592">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6"><draw:image xlink:href="Pictures/1000336400001042000002AE8C2B294C3B05E066.svg" xlink:type="simple" xlink:show="embed" xlink:actuate="onLoad" draw:mime-type="image/svg+xml"/><draw:image xlink:href="Pictures/100002010000009D0000001ABF62597609AFE5FE.png" xlink:type="simple" xlink:show="embed" xlink:actuate="onLoad" draw:mime-type="image/png"/></draw:frame><text:tab/><text:tab/><text:change text:change-id="ct93959871327808"/><text:change-start text:change-id="ct93959871364592"/><text:span text:style-name="MT2">Introducción a la </text:span></text:p>
        <text:p text:style-name="MP2"><text:tab/><text:tab/>Ingeniería en Computación<text:change-end text:change-id="ct93959871364592"/></text:p>
        <text:p text:style-name="MP3"><text:tab/><text:tab/><text:date style:data-style-name="N107" text:date-value="2021-05-11T22:11:21.999563262">2021</text:date></text:p>
      </style:header>
      <style:footer>
        <text:tracked-changes>
          <text:changed-region xml:id="ct93959871364144" text:id="ct93959871364144">
            <text:insertion>
              <office:change-info>
                <dc:creator>Martín René Vilugrón</dc:creator>
                <dc:date>2021-04-21T20:31:32</dc:date>
              </office:change-info>
            </text:insertion>
          </text:changed-region>
          <text:changed-region xml:id="ct93959871076928" text:id="ct93959871076928">
            <text:deletion>
              <office:change-info>
                <dc:creator>Martín René Vilugrón</dc:creator>
                <dc:date>2021-04-21T20:31:31</dc:date>
              </office:change-info>
              <text:p text:style-name="MP4"><text:span text:style-name="MT1"><text:s/></text:span></text:p>
            </text:deletion>
          </text:changed-region>
          <text:changed-region xml:id="ct93959871437008" text:id="ct93959871437008">
            <text:deletion>
              <office:change-info>
                <dc:creator>Martín René Vilugrón</dc:creator>
                <dc:date>2021-04-21T20:28:59</dc:date>
              </office:change-info>
              <text:p text:style-name="MP4"><text:span text:style-name="MT5"><text:page-count>8</text:page-count></text:span></text:p>
            </text:deletion>
          </text:changed-region>
        </text:tracked-changes>
        <text:p text:style-name="MP4"><text:span text:style-name="MT3">r</text:span><text:editing-cycles>12</text:editing-cycles>/<text:span text:style-name="MT4"><text:date style:data-style-name="N107" text:date-value="2021-04-30T11:38:58.940203562" text:fixed="true">2021</text:date></text:span><text:tab/><text:tab/>Página <text:page-number text:select-page="current">4</text:page-number><text:s/><text:span text:style-name="MT1">de</text:span><text:change-start text:change-id="ct93959871364144"/><text:span text:style-name="MT1"> </text:span><text:change-end text:change-id="ct93959871364144"/><text:span text:style-name="MT1"><text:page-count>8</text:page-count></text:span><text:change text:change-id="ct93959871076928"/><text:change text:change-id="ct93959871437008"/></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Triptico" style:page-layout-name="Mpm7"/>
    <style:master-page style:name="Envelope" style:page-layout-name="Mpm8"/>
    <style:master-page style:name="Footnote" style:page-layout-name="Mpm9"/>
    <style:master-page style:name="Endnot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4-30T11:33:08.952206383</meta:creation-date>
    <dc:date>2021-05-11T22:11:21.844691872</dc:date>
    <dc:creator>Martín René Vilugrón</dc:creator>
    <meta:editing-duration>PT44M33S</meta:editing-duration>
    <meta:editing-cycles>12</meta:editing-cycles>
    <meta:generator>LibreOffice/7.0.5.2$Linux_X86_64 LibreOffice_project/00$Build-2</meta:generator>
    <meta:document-statistic meta:table-count="0" meta:image-count="1" meta:object-count="0" meta:page-count="8" meta:paragraph-count="156" meta:word-count="1212" meta:character-count="7509" meta:non-whitespace-character-count="6447"/>
  </office:meta>
</office:document-meta>
</file>